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9pt" style:font-size-asian="9pt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7th arpeggios of major harmonised scale</text:p>
      <text:p text:style-name="P1">---------------------------------------</text:p>
      <text:p text:style-name="P1"/>
      <text:p text:style-name="P1">G Major harmonised arpeggio (R on 6)</text:p>
      <text:p text:style-name="P1">------------------------------------</text:p>
      <text:p text:style-name="P1"><text:s text:c="14"/>I <text:s text:c="8"/>ii <text:s text:c="7"/>iii <text:s/>IV <text:s text:c="7"/>V <text:s text:c="8"/>vi <text:s text:c="7"/>vii <text:s/>I</text:p>
      <text:p text:style-name="P1"><text:s text:c="14"/>G <text:s text:c="8"/>A <text:s text:c="8"/>B <text:s text:c="3"/>C <text:s text:c="8"/>D <text:s text:c="8"/>E <text:s text:c="8"/>F#o <text:s/>G</text:p>
      <text:p text:style-name="P1">||----|----|----|----|----|----|----|----|----|----|----|----|----|----|----|----|----|-</text:p>
      <text:p text:style-name="P1">||----|----|----|----|----|----|----|----|----|----|----|----|----|----|----|----|----|-</text:p>
      <text:p text:style-name="P1">||----|----|----|----|----|----|----|----|----|----|----|----|----|----|----|----|----|-</text:p>
      <text:p text:style-name="P1">||----|----|----|--7-|--7-|----|--7-|----|--7-|--7-|----|--7-|----|--7-|----|--7-|----|-</text:p>
      <text:p text:style-name="P1">||----|--3-|----|----|--5-|----|--53|----|--53|--5-|----|--5-|----|--53|--5-|----|--5-|-</text:p>
      <text:p text:style-name="P1">||----|----|--1-|----|--1-|----|--1-|--31|----|--31|----|--1-|----|--1-|--31|----|--3-|-</text:p>
      <text:p text:style-name="P1"><text:s text:c="16"/>. <text:s text:c="8"/>. <text:s text:c="8"/>. <text:s text:c="8"/>. <text:s text:c="13"/>.. <text:s text:c="12"/>. <text:s text:c="8"/>.</text:p>
      <text:p text:style-name="P1"/>
      <text:p text:style-name="P1">C Major harmonised arpeggio (R on 5)</text:p>
      <text:p text:style-name="P1">------------------------------------</text:p>
      <text:p text:style-name="P1"><text:s text:c="14"/>I <text:s text:c="8"/>ii <text:s text:c="7"/>iii <text:s/>IV <text:s text:c="7"/>V <text:s text:c="8"/>vi <text:s text:c="7"/>vii <text:s/>I</text:p>
      <text:p text:style-name="P1"><text:s text:c="14"/>C <text:s text:c="8"/>D <text:s text:c="8"/>E <text:s text:c="3"/>F <text:s text:c="8"/>G <text:s text:c="8"/>A <text:s text:c="8"/>Bo <text:s text:c="2"/>C</text:p>
      <text:p text:style-name="P1">||----|----|----|----|----|----|----|----|----|----|----|----|----|----|----|----|----|-</text:p>
      <text:p text:style-name="P1">||----|----|----|----|----|----|----|----|----|----|----|----|----|----|----|----|----|-</text:p>
      <text:p text:style-name="P1">||----|----|----|--7-|--7-|----|--7-|----|--7-|--7-|----|--7-|----|--7-|----|--7-|----|-</text:p>
      <text:p text:style-name="P1">||----|--3-|----|----|--5-|----|--53|----|--53|--5-|----|--5-|----|--53|--5-|----|--5-|-</text:p>
      <text:p text:style-name="P1">||----|----|--1-|----|--1-|----|--1-|--31|----|--31|----|--1-|----|--1-|--31|----|--3-|-</text:p>
      <text:p text:style-name="P1">||----|----|----|----|----|----|----|----|----|----|----|----|----|----|----|----|----|-</text:p>
      <text:p text:style-name="P1"><text:s text:c="16"/>. <text:s text:c="8"/>. <text:s text:c="8"/>. <text:s text:c="8"/>. <text:s text:c="13"/>.. <text:s text:c="12"/>. <text:s text:c="8"/>.</text:p>
      <text:p text:style-name="P1"/>
      <text:p text:style-name="P1">F Major harmonised arpeggio (R on 4)</text:p>
      <text:p text:style-name="P1">------------------------------------</text:p>
      <text:p text:style-name="P1"><text:s text:c="14"/>I <text:s text:c="8"/>ii <text:s text:c="7"/>iii <text:s/>IV <text:s text:c="7"/>V <text:s text:c="8"/>vi <text:s text:c="7"/>vii <text:s/>I </text:p>
      <text:p text:style-name="P1"><text:s text:c="14"/>F <text:s text:c="8"/>G <text:s text:c="8"/>A <text:s text:c="3"/>Bb <text:s text:c="7"/>C <text:s text:c="8"/>D <text:s text:c="8"/>Eo <text:s text:c="2"/>F</text:p>
      <text:p text:style-name="P1">||----|----|----|----|----|----|----|----|----|----|----|----|----|----|----|----|----|-</text:p>
      <text:p text:style-name="P1">||--5-|----|--5-|----|--75|--75|----|--75|----|--75|--75|----|--75|----|--7-|----|--7-|-</text:p>
      <text:p text:style-name="P1">||----|--3-|--3-|----|--3-|----|--3-|----|--3-|--3-|----|--3-|----|--3-|----|----|----|-</text:p>
      <text:p text:style-name="P1">||----|----|--1-|----|--1-|----|--1-|--31|----|--1-|----|--1-|----|--1-|--1-|----|----|-</text:p>
      <text:p text:style-name="P1">||----|----|----|----|----|----|----|----|----|----|----|----|----|----|----|----|----|-</text:p>
      <text:p text:style-name="P1">||----|----|----|----|----|----|----|----|----|----|----|----|----|----|----|----|----|-</text:p>
      <text:p text:style-name="P1"><text:s text:c="16"/>. <text:s text:c="8"/>. <text:s text:c="8"/>. <text:s text:c="8"/>. <text:s text:c="13"/>.. <text:s text:c="12"/>. <text:s text:c="8"/>.</text:p>
      <text:p text:style-name="P1"/>
      <text:p text:style-name="P1">Bb Major harmonised arpeggio (R on 3)</text:p>
      <text:p text:style-name="P1">-------------------------------------</text:p>
      <text:p text:style-name="P1"><text:s text:c="14"/>I <text:s text:c="8"/>ii <text:s text:c="7"/>iii <text:s/>IV <text:s text:c="7"/>V <text:s text:c="8"/>vi <text:s text:c="6"/>vii <text:s text:c="2"/>I</text:p>
      <text:p text:style-name="P1"><text:s text:c="14"/>Bb <text:s text:c="7"/>C <text:s text:c="8"/>D <text:s text:c="3"/>Eb <text:s text:c="7"/>F <text:s text:c="8"/>G <text:s text:c="7"/>Ao <text:s text:c="3"/>Bb</text:p>
      <text:p text:style-name="P1">||--5-|----|--5-|----|--75|--75|----|--75|----|--75|--75|----|--75|----|--7-|----|--7-|-</text:p>
      <text:p text:style-name="P1">||----|----|--3-|--3-|----|--3-|----|--3-|----|--3-|--3-|----|--3-|----|--3-|----|----|-</text:p>
      <text:p text:style-name="P1">||----|----|--1-|----|--1-|----|--1-|--1-|----|--1-|----|--1-|----|--1-|--1-|----|----|-</text:p>
      <text:p text:style-name="P1">||----|----|----|----|----|----|----|----|----|----|----|----|----|----|----|----|----|-</text:p>
      <text:p text:style-name="P1">||----|----|----|----|----|----|----|----|----|----|----|----|----|----|----|----|----|-</text:p>
      <text:p text:style-name="P1">||----|----|----|----|----|----|----|----|----|----|----|----|----|----|----|----|----|-</text:p>
      <text:p text:style-name="P1"><text:s text:c="16"/>. <text:s text:c="8"/>. <text:s text:c="8"/>. <text:s text:c="8"/>. <text:s text:c="13"/>.. <text:s text:c="12"/>. <text:s text:c="8"/>.</text:p>
      <text:p text:style-name="P1"/>
      <text:p text:style-name="P1">Fretboard notes</text:p>
      <text:p text:style-name="P1">---------------</text:p>
      <text:p text:style-name="P1"/>
      <text:p text:style-name="P1">E|--F-|----|--G-|----|--A-|----|--B-|--C-|----|--D-|----|--E-|--F-|----|--G-|----|--A-|-</text:p>
      <text:p text:style-name="P1">B|--C-|----|--D-|----|--E-|--F-|----|--G-|----|--A-|----|--B-|--C-|----|--D-|----|--E-|-</text:p>
      <text:p text:style-name="P1">G|----|--A-|----|--B-|--C-|----|--D-|----|--E-|--F-|----|--G-|----|--A-|----|----|--C-|-</text:p>
      <text:p text:style-name="P1">D|----|--E-|--F-|----|--G-|----|--A-|----|--B-|--C-|----|--D-|----|--E-|--F-|----|--G-|-</text:p>
      <text:p text:style-name="P1">A|----|--B-|--C-|----|--D-|----|--E-|--F-|----|--G-|----|--A-|----|--B-|--C-|----|--D-|-</text:p>
      <text:p text:style-name="P1">E|--F-|----|--G-|----|--A-|----|--B-|--C-|----|--D-|----|--E-|--F-|----|--G-|----|--A-|-</text:p>
      <text:p text:style-name="P1"><text:s text:c="16"/>. <text:s text:c="8"/>. <text:s text:c="8"/>. <text:s text:c="8"/>. <text:s text:c="13"/>.. <text:s text:c="12"/>. <text:s text:c="8"/>.</text:p>
      <text:p text:style-name="P1"/>
      <text:p text:style-name="P1">E|--F-|--F#|--G-|--Ab|--A-|--Bb|--B-|--C-|--Db|--D-|--Eb|--E-|--F-|--F#|--G-|--G#|--A-|-</text:p>
      <text:p text:style-name="P1">B|--C-|--C#|--D-|--Eb|--E-|--F-|--F#|--G-|--Ab|--A-|--Bb|--B-|--C-|--Db|--D-|--Eb|--E-|-</text:p>
      <text:p text:style-name="P1">G|--Ab|--A-|--Bb|--B-|--C-|--Db|--D-|--Eb|--E-|--F-|--F#|--G-|--Ab|--A-|--Bb|--B-|--C-|-</text:p>
      <text:p text:style-name="P1">D|--Eb|--E-|--F-|--F#|--G-|--Ab|--A-|--Bb|--B-|--C-|--Db|--D-|--Eb|--E-|--F-|--F#|--G-|-</text:p>
      <text:p text:style-name="P1">A|--Bb|--B-|--C-|--C#|--D-|--Eb|--E-|--F-|--F#|--G-|--Ab|--A-|--Bb|--B-|--C-|--C#|--D-|-</text:p>
      <text:p text:style-name="P1">E|--F-|--F#|--G-|--G#|--A-|--Bb|--B-|--C-|--Db|--D-|--Eb|--E-|--F-|--F#|--G-|--Ab|--A-|-</text:p>
      <text:p text:style-name="P1"><text:s text:c="16"/>. <text:s text:c="8"/>. <text:s text:c="8"/>. <text:s text:c="8"/>. <text:s text:c="13"/>.. <text:s text:c="12"/>. <text:s text:c="8"/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6cm" fo:margin-bottom="1.401cm" fo:margin-left="1.9cm" fo:margin-right="1.7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1:29:36.188042307</meta:creation-date>
    <dc:date>2020-02-27T11:33:55.470362867</dc:date>
    <meta:editing-duration>PT4M20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62" meta:word-count="796" meta:character-count="4690" meta:non-whitespace-character-count="3685"/>
  </office:meta>
</office:document-meta>
</file>